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Final Exam</text:h>
      <text:p text:style-name="Text_20_body"/>
      <text:p text:style-name="P2">TOTAL POINTS 30</text:p>
      <text:section text:style-name="Sect1" text:name="hBZ_l5TDEeeHLRIiVqSXOA@0-legend">
        <text:p text:style-name="P2">1.</text:p>
        <text:p text:style-name="Text_20_body">Question 1</text:p>
        <text:p text:style-name="Text_20_body">Marlon is creating a web page. It's a simple page, which has a list of his current projects, a short bio about himself, and some GIF images of some of those same projects that he uploaded to the server himself. What type of web page is this?</text:p>
        <text:p text:style-name="P2">1 point</text:p>
      </text:section>
      <text:p text:style-name="Text_20_body"><text:span text:style-name="T1">static web page</text:span> </text:p>
      <text:p text:style-name="Text_20_body">web app </text:p>
      <text:p text:style-name="Text_20_body">web service </text:p>
      <text:p text:style-name="Text_20_body">dynamic web page </text:p>
      <text:p text:style-name="Text_20_body"/>
      <text:p text:style-name="Text_20_body"/>
      <text:section text:style-name="Sect1" text:name="nhRw6pTEEeegfA78L79K-g@0-legend">
        <text:p text:style-name="P2">2.</text:p>
        <text:p text:style-name="Text_20_body">Question 2</text:p>
        <text:p text:style-name="Text_20_body">Which of these examples is a <text:span text:style-name="Strong_20_Emphasis">web application</text:span>?</text:p>
        <text:p text:style-name="P2">1 point</text:p>
      </text:section>
      <text:p text:style-name="Text_20_body">a website conducting a survey </text:p>
      <text:p text:style-name="Text_20_body">a blog </text:p>
      <text:p text:style-name="Text_20_body"><text:span text:style-name="T1">an online shopping platform</text:span> </text:p>
      <text:p text:style-name="Text_20_body">online poker </text:p>
      <text:p text:style-name="Text_20_body"/>
      <text:p text:style-name="Text_20_body"/>
      <text:section text:style-name="Sect1" text:name="WGd1DJTGEee_dAqwWML0oA@0-legend">
        <text:p text:style-name="P2">3.</text:p>
        <text:p text:style-name="Text_20_body">Question 3</text:p>
        <text:p text:style-name="Text_20_body">Which of these formats can be used to express and structure content to be sent over the internet? Choose the <text:span text:style-name="Strong_20_Emphasis">three correct</text:span> answers:</text:p>
        <text:p text:style-name="P2">1 point</text:p>
      </text:section>
      <text:p text:style-name="Text_20_body"><text:span text:style-name="T1">XML</text:span> </text:p>
      <text:p text:style-name="Text_20_body">CSS</text:p>
      <text:p text:style-name="Text_20_body"><text:span text:style-name="T1">HTML</text:span> </text:p>
      <text:p text:style-name="Text_20_body"><text:span text:style-name="T1">JSON</text:span> </text:p>
      <text:section text:style-name="Sect1" text:name="odIqYZTGEee_dAqwWML0oA@0-legend">
        <text:p text:style-name="P2"><text:soft-page-break/>4.</text:p>
        <text:p text:style-name="Text_20_body">Question 4</text:p>
        <text:p text:style-name="Text_20_body">What are the essential parts of an HTTP request? Choose the<text:span text:style-name="Strong_20_Emphasis"> three correct</text:span> answers.</text:p>
        <text:p text:style-name="P2">1 point</text:p>
      </text:section>
      <text:p text:style-name="Text_20_body"><text:span text:style-name="T1">request-line</text:span> </text:p>
      <text:p text:style-name="Text_20_body">a blank space </text:p>
      <text:p text:style-name="P1">a message body </text:p>
      <text:p text:style-name="Text_20_body"><text:span text:style-name="T1">headers</text:span> </text:p>
      <text:p text:style-name="Text_20_body"/>
      <text:p text:style-name="Text_20_body"/>
      <text:p text:style-name="Text_20_body"/>
      <text:section text:style-name="Sect1" text:name="55YeyZTGEeeHLRIiVqSXOA@0-legend">
        <text:p text:style-name="P2">5.</text:p>
        <text:p text:style-name="Text_20_body">Question 5</text:p>
        <text:p text:style-name="Text_20_body">Which of these are essential parts of an HTTP server response? Choose the <text:span text:style-name="Strong_20_Emphasis">two correct </text:span>answers.</text:p>
        <text:p text:style-name="P2">1 point</text:p>
      </text:section>
      <text:p text:style-name="Text_20_body"><text:span text:style-name="T1">status-line</text:span> </text:p>
      <text:p text:style-name="Text_20_body">a message body </text:p>
      <text:p text:style-name="Text_20_body">response-line </text:p>
      <text:p text:style-name="P1">headers</text:p>
      <text:p text:style-name="P1"/>
      <text:p text:style-name="P1"/>
      <text:p text:style-name="P1"/>
      <text:section text:style-name="Sect1" text:name="QhyC5ZTcEeeHLRIiVqSXOA@0-legend">
        <text:p text:style-name="P2">6.</text:p>
        <text:p text:style-name="Text_20_body">Question 6</text:p>
        <text:p text:style-name="Text_20_body">Consider the following two statements about Javascript. Choose the one correct option.</text:p>
        <text:list xml:id="list2138760413" text:style-name="L1">
          <text:list-item>
            <text:p text:style-name="P3">It can allow you to generate content within the browser</text:p>
          </text:list-item>
        </text:list>
        <text:p text:style-name="Text_20_body">2. A Javascript file must be sent in addition to an HTML file</text:p>
        <text:p text:style-name="P2">1 point</text:p>
      </text:section>
      <text:p text:style-name="Text_20_body"><text:span text:style-name="T1">Only the first statement is true</text:span> </text:p>
      <text:p text:style-name="Text_20_body">Only the second statement is true </text:p>
      <text:p text:style-name="Text_20_body">Both statements are true</text:p>
      <text:p text:style-name="Text_20_body">Neither statement is true</text:p>
      <text:p text:style-name="Text_20_body"/>
      <text:p text:style-name="Text_20_body"/>
      <text:section text:style-name="Sect1" text:name="_t70-ZTcEeegfA78L79K-g@0-legend">
        <text:p text:style-name="P2"><text:soft-page-break/>7.</text:p>
        <text:p text:style-name="Text_20_body">Question 7</text:p>
        <text:p text:style-name="Text_20_body">What is the term for the action that converts the parameters into a standardized message on the client side?</text:p>
        <text:p text:style-name="P2">1 point</text:p>
      </text:section>
      <text:p text:style-name="Text_20_body"><text:span text:style-name="T1">marshalling</text:span> </text:p>
      <text:p text:style-name="Text_20_body">blocking </text:p>
      <text:p text:style-name="Text_20_body">invocation </text:p>
      <text:p text:style-name="Text_20_body">binding</text:p>
      <text:p text:style-name="Text_20_body"/>
      <text:p text:style-name="Text_20_body"/>
      <text:p text:style-name="Text_20_body"/>
      <text:section text:style-name="Sect1" text:name="QN_HxJTdEeeHLRIiVqSXOA@0-legend">
        <text:p text:style-name="P2">8.</text:p>
        <text:p text:style-name="Text_20_body">Question 8</text:p>
        <text:p text:style-name="Text_20_body">Consider the following two statements about middleware and RPC. Choose the one correct option. </text:p>
        <text:list xml:id="list3086246612" text:style-name="L2">
          <text:list-item>
            <text:p text:style-name="P4">RPC (Remote Procedure Call) is a form of middleware</text:p>
          </text:list-item>
        </text:list>
        <text:p text:style-name="Text_20_body">2. The IDL (Interface Definition Language) is responsible for generating stubs</text:p>
        <text:p text:style-name="P2">1 point</text:p>
      </text:section>
      <text:p text:style-name="Text_20_body">Only the first statement is true </text:p>
      <text:p text:style-name="Text_20_body">Only the second statement is true </text:p>
      <text:p text:style-name="Text_20_body"><text:span text:style-name="T1">Both statements are true</text:span> </text:p>
      <text:p text:style-name="Text_20_body">Neither statement is true</text:p>
      <text:p text:style-name="Text_20_body"/>
      <text:p text:style-name="Text_20_body"/>
      <text:p text:style-name="Text_20_body"/>
      <text:section text:style-name="Sect1" text:name="iERMBJTdEeegfA78L79K-g@0-legend">
        <text:p text:style-name="P2">9.</text:p>
        <text:p text:style-name="Text_20_body">Question 9</text:p>
        <text:p text:style-name="Text_20_body">Which of these can be found in Common Object Request Broker Architecture (CORBA)? Choose the<text:span text:style-name="Strong_20_Emphasis"> three correct</text:span> answers.</text:p>
        <text:p text:style-name="P2">1 point</text:p>
      </text:section>
      <text:p text:style-name="Text_20_body">client and server stubs</text:p>
      <text:p text:style-name="Text_20_body"><text:span text:style-name="T1">facilities</text:span> </text:p>
      <text:p text:style-name="P1">interface definition language</text:p>
      <text:p text:style-name="P1">object request broker</text:p>
      <text:section text:style-name="Sect1" text:name="5QtdYZTdEee_dAqwWML0oA@0-legend">
        <text:p text:style-name="P2"><text:soft-page-break/>10.</text:p>
        <text:p text:style-name="Text_20_body">Question 10</text:p>
        <text:p text:style-name="Text_20_body">What are some disadvantages of CORBA? Choose the <text:span text:style-name="Strong_20_Emphasis">two correct</text:span> answers.</text:p>
        <text:p text:style-name="P2">1 point</text:p>
      </text:section>
      <text:p text:style-name="Text_20_body">Dynamic binding is impossible </text:p>
      <text:p text:style-name="Text_20_body"><text:span text:style-name="T1">Objects are always called remotely</text:span> </text:p>
      <text:p text:style-name="Text_20_body">Clients and servers must be implemented in the same language </text:p>
      <text:p text:style-name="P1">Implementation is difficult</text:p>
      <text:p text:style-name="P1"/>
      <text:p text:style-name="P1"/>
      <text:p text:style-name="P1"/>
      <text:section text:style-name="Sect1" text:name="TVwTy5TeEeegfA78L79K-g@0-legend">
        <text:p text:style-name="P2">11.</text:p>
        <text:p text:style-name="Text_20_body">Question 11</text:p>
        <text:p text:style-name="Text_20_body">In what format are SOAP messages represented?</text:p>
        <text:p text:style-name="P2">1 point</text:p>
      </text:section>
      <text:p text:style-name="Text_20_body"><text:span text:style-name="T1">XML</text:span> </text:p>
      <text:p text:style-name="Text_20_body">SOAP formatting is not based on any other format </text:p>
      <text:p text:style-name="Text_20_body">HTML </text:p>
      <text:p text:style-name="Text_20_body">JSON </text:p>
      <text:p text:style-name="Text_20_body"/>
      <text:p text:style-name="Text_20_body"/>
      <text:p text:style-name="Text_20_body"/>
      <text:section text:style-name="Sect1" text:name="mxYmEpTeEeegfA78L79K-g@0-legend">
        <text:p text:style-name="P2">12.</text:p>
        <text:p text:style-name="Text_20_body">Question 12</text:p>
        <text:p text:style-name="Text_20_body">Which part of a SOAP message can be included but is <text:span text:style-name="Strong_20_Emphasis">NOT </text:span>required?</text:p>
        <text:p text:style-name="P2">1 point</text:p>
      </text:section>
      <text:p text:style-name="P1">header</text:p>
      <text:p text:style-name="Text_20_body">envelope</text:p>
      <text:p text:style-name="Text_20_body">body </text:p>
      <text:p text:style-name="Text_20_body">HTTP method </text:p>
      <text:p text:style-name="Text_20_body"/>
      <text:p text:style-name="Text_20_body"/>
      <text:p text:style-name="Text_20_body"/>
      <text:p text:style-name="Text_20_body"/>
      <text:section text:style-name="Sect1" text:name="_a4EJpTeEeeHLRIiVqSXOA@0-legend">
        <text:p text:style-name="P2"><text:soft-page-break/>13.</text:p>
        <text:p text:style-name="Text_20_body">Question 13</text:p>
        <text:p text:style-name="Text_20_body">True or False: a SOAP message must be sent over HTTP.</text:p>
        <text:p text:style-name="P2">1 point</text:p>
      </text:section>
      <text:p text:style-name="Text_20_body">True </text:p>
      <text:p text:style-name="P1">False</text:p>
      <text:p text:style-name="P1"/>
      <text:p text:style-name="P1"/>
      <text:p text:style-name="P1"/>
      <text:p text:style-name="P1"/>
      <text:section text:style-name="Sect1" text:name="YB3BKpTfEeegfA78L79K-g@0-legend">
        <text:p text:style-name="P2">14.</text:p>
        <text:p text:style-name="Text_20_body">Question 14</text:p>
        <text:p text:style-name="Text_20_body">Which type of description will a service requester need to bind to a web service?</text:p>
        <text:p text:style-name="P2">1 point</text:p>
      </text:section>
      <text:p text:style-name="Text_20_body">SOAP </text:p>
      <text:p text:style-name="Text_20_body"><text:span text:style-name="T1">WSDL</text:span> </text:p>
      <text:p text:style-name="Text_20_body">UDDI</text:p>
      <text:p text:style-name="Text_20_body">WS-Description </text:p>
      <text:p text:style-name="Text_20_body"/>
      <text:p text:style-name="Text_20_body"/>
      <text:p text:style-name="Text_20_body"/>
      <text:p text:style-name="Text_20_body"/>
      <text:section text:style-name="Sect1" text:name="Vc1qGJTgEeeHLRIiVqSXOA@0-legend">
        <text:p text:style-name="P2">15.</text:p>
        <text:p text:style-name="Text_20_body">Question 15</text:p>
        <text:p text:style-name="Text_20_body">Which section of WSDL 2.0 contains concrete information like physical ports and mapping interfaces to endpoints?</text:p>
        <text:p text:style-name="P2">1 point</text:p>
      </text:section>
      <text:p text:style-name="Text_20_body"><text:span text:style-name="T1">services</text:span> </text:p>
      <text:p text:style-name="Text_20_body">bindings </text:p>
      <text:p text:style-name="Text_20_body">portTypes </text:p>
      <text:p text:style-name="Text_20_body">interfaces </text:p>
      <text:p text:style-name="Text_20_body"/>
      <text:p text:style-name="Text_20_body"/>
      <text:p text:style-name="Text_20_body"/>
      <text:section text:style-name="Sect1" text:name="4fi_B5TgEee_dAqwWML0oA@0-legend">
        <text:p text:style-name="P2"><text:soft-page-break/>16.</text:p>
        <text:p text:style-name="Text_20_body">Question 16</text:p>
        <text:p text:style-name="Text_20_body">What does the types section of a WSDL 2.0 document allow developers to do?</text:p>
        <text:p text:style-name="P2">1 point</text:p>
      </text:section>
      <text:p text:style-name="Text_20_body"><text:span text:style-name="T1">Define abstract data types</text:span> </text:p>
      <text:p text:style-name="Text_20_body">Specify document-style or RPC-style interaction</text:p>
      <text:p text:style-name="Text_20_body">Specify which communications protocol is used (HTTP, SMTP…) </text:p>
      <text:p text:style-name="Text_20_body">Specifies the type of interaction (request-response, solicit-response…)</text:p>
      <text:p text:style-name="Text_20_body"/>
      <text:p text:style-name="Text_20_body"/>
      <text:p text:style-name="Text_20_body"/>
      <text:section text:style-name="Sect1" text:name="HEaWy5ThEeegfA78L79K-g@0-legend">
        <text:p text:style-name="P2">17.</text:p>
        <text:p text:style-name="Text_20_body">Question 17</text:p>
        <text:p text:style-name="Text_20_body">Which aspects of web services does UDDI allow you to implement? Choose the <text:span text:style-name="Strong_20_Emphasis">two correct</text:span> answers.</text:p>
        <text:p text:style-name="P2">1 point</text:p>
      </text:section>
      <text:p text:style-name="Text_20_body">invocation </text:p>
      <text:p text:style-name="Text_20_body"><text:span text:style-name="T1">publication</text:span> </text:p>
      <text:p text:style-name="Text_20_body"><text:span text:style-name="T1">discovery</text:span> </text:p>
      <text:p text:style-name="Text_20_body">composition </text:p>
      <text:p text:style-name="Text_20_body"/>
      <text:p text:style-name="Text_20_body"/>
      <text:p text:style-name="Text_20_body"/>
      <text:section text:style-name="Sect1" text:name="X6eUypThEeeHLRIiVqSXOA@0-legend">
        <text:p text:style-name="P2">18.</text:p>
        <text:p text:style-name="Text_20_body">Question 18</text:p>
        <text:p text:style-name="Text_20_body">In which section of a UDDI description will you find information like the category of business and service?</text:p>
        <text:p text:style-name="P2">1 point</text:p>
      </text:section>
      <text:p text:style-name="Text_20_body">white pages</text:p>
      <text:p text:style-name="Text_20_body">green pages </text:p>
      <text:p text:style-name="P1">yellow pages</text:p>
      <text:p text:style-name="Text_20_body">blue pages </text:p>
      <text:p text:style-name="Text_20_body"/>
      <text:p text:style-name="Text_20_body"/>
      <text:p text:style-name="Text_20_body"><text:soft-page-break/></text:p>
      <text:section text:style-name="Sect1" text:name="xEHS3ZThEee_dAqwWML0oA@0-legend">
        <text:p text:style-name="P2">19.</text:p>
        <text:p text:style-name="Text_20_body">Question 19</text:p>
        <text:p text:style-name="Text_20_body">Under which data structure of UDDI will you find a reference to the WSDL description?</text:p>
        <text:p text:style-name="P2">1 point</text:p>
      </text:section>
      <text:p text:style-name="Text_20_body">businessService</text:p>
      <text:p text:style-name="Text_20_body">serviceInterface</text:p>
      <text:p text:style-name="Text_20_body">businessEntity </text:p>
      <text:p text:style-name="Text_20_body"><text:span text:style-name="T1">tModel</text:span> </text:p>
      <text:p text:style-name="Text_20_body"/>
      <text:p text:style-name="Text_20_body"/>
      <text:p text:style-name="Text_20_body"/>
      <text:section text:style-name="Sect1" text:name="RNcm1ZTiEee_dAqwWML0oA@0-legend">
        <text:p text:style-name="P2">20.</text:p>
        <text:p text:style-name="Text_20_body">Question 20</text:p>
        <text:p text:style-name="Text_20_body">What is the difference between coordination and composition in the context of services?</text:p>
        <text:p text:style-name="P2">1 point</text:p>
      </text:section>
      <text:p text:style-name="Text_20_body">composition uses only objects</text:p>
      <text:p text:style-name="Text_20_body">coordination can only be done in a synchronous way </text:p>
      <text:p text:style-name="Text_20_body">coordination is focused on pairwise interactions </text:p>
      <text:p text:style-name="P1">composition exposes a combination of services as another service</text:p>
      <text:p text:style-name="P1"/>
      <text:p text:style-name="P1"/>
      <text:p text:style-name="P1"/>
      <text:section text:style-name="Sect1" text:name="kZ-GAZTiEeeHLRIiVqSXOA@0-legend">
        <text:p text:style-name="P2">21.</text:p>
        <text:p text:style-name="Text_20_body">Question 21</text:p>
        <text:p text:style-name="Text_20_body">Consider the following two statements. Choose the one correct option. </text:p>
        <text:list xml:id="list361102139" text:style-name="L3">
          <text:list-item>
            <text:p text:style-name="P5">WS-BPEL only allows you to compose services out of basic services.</text:p>
          </text:list-item>
        </text:list>
        <text:p text:style-name="Text_20_body">2. WS-BPEL has other features such as conditional logic and the ability to store state.</text:p>
        <text:p text:style-name="P2">1 point</text:p>
      </text:section>
      <text:p text:style-name="Text_20_body">Only the first statement is true</text:p>
      <text:p text:style-name="P1">Only the second statement is true</text:p>
      <text:p text:style-name="Text_20_body">Both statements are true</text:p>
      <text:p text:style-name="Text_20_body">Both statements are false</text:p>
      <text:p text:style-name="Text_20_body"/>
      <text:section text:style-name="Sect1" text:name="46NP5ZTiEeeHLRIiVqSXOA@0-legend">
        <text:p text:style-name="P2"><text:soft-page-break/>22.</text:p>
        <text:p text:style-name="Text_20_body">Question 22</text:p>
        <text:p text:style-name="Text_20_body">What does it mean that RESTful services are cacheable?</text:p>
        <text:p text:style-name="P2">1 point</text:p>
      </text:section>
      <text:p text:style-name="Text_20_body">the server can store the state of the interaction </text:p>
      <text:p text:style-name="Text_20_body">the service logic can be stored on the client </text:p>
      <text:p text:style-name="P1">the client can store a version of the server's response</text:p>
      <text:p text:style-name="Text_20_body">the server can queue and prioritize requests</text:p>
      <text:p text:style-name="Text_20_body"/>
      <text:p text:style-name="Text_20_body"/>
      <text:p text:style-name="Text_20_body"/>
      <text:section text:style-name="Sect1" text:name="Iu4CuJTjEeegfA78L79K-g@0-legend">
        <text:p text:style-name="P2">23.</text:p>
        <text:p text:style-name="Text_20_body">Question 23</text:p>
        <text:p text:style-name="Text_20_body">Which of these formats can be used within the invocation of a REST service? Choose the <text:span text:style-name="Strong_20_Emphasis">three correct</text:span> answers.</text:p>
        <text:p text:style-name="P2">1 point</text:p>
      </text:section>
      <text:p text:style-name="P1">JSON</text:p>
      <text:p text:style-name="Text_20_body"><text:span text:style-name="T1">XML</text:span> </text:p>
      <text:p text:style-name="Text_20_body"><text:span text:style-name="T1">simple text</text:span> </text:p>
      <text:p text:style-name="Text_20_body">WSDL </text:p>
      <text:p text:style-name="Text_20_body"/>
      <text:p text:style-name="Text_20_body"/>
      <text:p text:style-name="Text_20_body"/>
      <text:section text:style-name="Sect1" text:name="Z0vXaZTjEee_dAqwWML0oA@0-legend">
        <text:p text:style-name="P2">24.</text:p>
        <text:p text:style-name="Text_20_body">Question 24</text:p>
        <text:p text:style-name="Text_20_body">Which of these is a good name for a REST resource? In other words, which of these resource names follow best practices? Choose the <text:span text:style-name="Strong_20_Emphasis">two correct</text:span> answers.</text:p>
        <text:p text:style-name="P2">1 point</text:p>
      </text:section>
      <text:p text:style-name="P1">/cars/2/tires</text:p>
      <text:p text:style-name="Text_20_body"><text:span text:style-name="T1">/cars/2</text:span> </text:p>
      <text:p text:style-name="Text_20_body">/car/2 </text:p>
      <text:p text:style-name="Text_20_body">/getCar/2 </text:p>
      <text:p text:style-name="Text_20_body"/>
      <text:p text:style-name="Text_20_body"/>
      <text:p text:style-name="Text_20_body"><text:soft-page-break/></text:p>
      <text:section text:style-name="Sect1" text:name="0QuG_ZTjEee_dAqwWML0oA@0-legend">
        <text:p text:style-name="P2">25.</text:p>
        <text:p text:style-name="Text_20_body">Question 25</text:p>
        <text:p text:style-name="Text_20_body">You received an HTTP status code 201 from the server, which means that a resource was created. In a well-designed REST service, which HTTP methods did you send to the server?</text:p>
        <text:p text:style-name="P2">1 point</text:p>
      </text:section>
      <text:p text:style-name="Text_20_body"><text:span text:style-name="T1">POST</text:span> </text:p>
      <text:p text:style-name="Text_20_body">PUT</text:p>
      <text:p text:style-name="Text_20_body">DELETE </text:p>
      <text:p text:style-name="Text_20_body">GET</text:p>
      <text:p text:style-name="Text_20_body"/>
      <text:p text:style-name="Text_20_body"/>
      <text:p text:style-name="Text_20_body"/>
      <text:section text:style-name="Sect1" text:name="DFRggpTkEeegfA78L79K-g@0-legend">
        <text:p text:style-name="P2">26.</text:p>
        <text:p text:style-name="Text_20_body">Question 26</text:p>
        <text:p text:style-name="Text_20_body">Which of these elements in the HTTP header of a request specifies the format of the response?</text:p>
        <text:p text:style-name="P2">1 point</text:p>
      </text:section>
      <text:p text:style-name="Text_20_body"><text:span text:style-name="T1">Accept:</text:span> </text:p>
      <text:p text:style-name="Text_20_body">Content-Type: </text:p>
      <text:p text:style-name="Text_20_body">Content-Encoding:</text:p>
      <text:p text:style-name="Text_20_body">Host </text:p>
      <text:p text:style-name="Text_20_body"/>
      <text:p text:style-name="Text_20_body"/>
      <text:p text:style-name="Text_20_body"/>
      <text:section text:style-name="Sect1" text:name="R8l6FZTkEeegfA78L79K-g@0-legend">
        <text:p text:style-name="P2">27.</text:p>
        <text:p text:style-name="Text_20_body">Question 27</text:p>
        <text:p text:style-name="Text_20_body">What is the most important difference between WS*-style web services (which utilize SOAP, WSDL, etc.) and RESTful web services?</text:p>
        <text:p text:style-name="P2">1 point</text:p>
      </text:section>
      <text:p text:style-name="Text_20_body"><text:span text:style-name="T1">RESTful services are simpler</text:span> </text:p>
      <text:p text:style-name="Text_20_body">WS* are more secure </text:p>
      <text:p text:style-name="Text_20_body">They do not use the same transfer protocol </text:p>
      <text:p text:style-name="Text_20_body">Their differences are very minor </text:p>
      <text:p text:style-name="Text_20_body"/>
      <text:p text:style-name="Text_20_body"><text:soft-page-break/></text:p>
      <text:section text:style-name="Sect1" text:name="g4f4upTkEeegfA78L79K-g@0-legend">
        <text:p text:style-name="P2">28.</text:p>
        <text:p text:style-name="Text_20_body">Question 28</text:p>
        <text:p text:style-name="Text_20_body">Where are the formats of the input and output data specified, according to REST best practices?</text:p>
        <text:p text:style-name="P2">1 point</text:p>
      </text:section>
      <text:p text:style-name="Text_20_body">In the HTTP request in XML format</text:p>
      <text:p text:style-name="P1">As parameters in the URL</text:p>
      <text:p text:style-name="Text_20_body">In the HTTP request in JSON format</text:p>
      <text:p text:style-name="Text_20_body">In the HTTP header</text:p>
      <text:p text:style-name="Text_20_body"/>
      <text:p text:style-name="Text_20_body"/>
      <text:p text:style-name="Text_20_body"/>
      <text:section text:style-name="Sect1" text:name="vvgwOpTkEee_dAqwWML0oA@0-legend">
        <text:p text:style-name="P2">29.</text:p>
        <text:p text:style-name="Text_20_body">Question 29</text:p>
        <text:p text:style-name="Text_20_body">What are some advantages of microservices architecture? Select the <text:span text:style-name="Strong_20_Emphasis">two correct</text:span> answers.</text:p>
        <text:p text:style-name="P2">1 point</text:p>
      </text:section>
      <text:p text:style-name="Text_20_body">Services can be developed in different languages </text:p>
      <text:p text:style-name="P1">Good performance</text:p>
      <text:p text:style-name="Text_20_body">No centralized management </text:p>
      <text:p text:style-name="Text_20_body"><text:span text:style-name="T1">Scaling through replication</text:span> </text:p>
      <text:p text:style-name="Text_20_body"/>
      <text:p text:style-name="Text_20_body"/>
      <text:p text:style-name="Text_20_body"/>
      <text:section text:style-name="Sect1" text:name="_H0-EZTkEee_dAqwWML0oA@0-legend">
        <text:p text:style-name="P2">30.</text:p>
        <text:p text:style-name="Text_20_body">Question 30</text:p>
        <text:p text:style-name="Text_20_body">Consider the following two statements about microservices architecture. Choose the one correct option. </text:p>
        <text:list xml:id="list1977498950" text:style-name="L4">
          <text:list-item>
            <text:p text:style-name="P6">Communication between microservices is stateless</text:p>
          </text:list-item>
        </text:list>
        <text:p text:style-name="Text_20_body">2. Testing microservice architecture is complex</text:p>
        <text:p text:style-name="P2">1 point</text:p>
      </text:section>
      <text:p text:style-name="Text_20_body">Only the first statement is true.</text:p>
      <text:p text:style-name="Text_20_body">Only the second statement is true</text:p>
      <text:p text:style-name="P1">Both statements are true</text:p>
      <text:p text:style-name="Text_20_body">Neither statement is true</text:p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8T14:44:06.346806209</meta:creation-date>
    <dc:date>2021-08-11T13:16:26.921918433</dc:date>
    <meta:editing-duration>PT6M3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1" meta:paragraph-count="248" meta:word-count="1096" meta:character-count="6442" meta:non-whitespace-character-count="5519"/>
  </office:meta>
</office:document-meta>
</file>